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.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712cm" fo:min-width="2.04cm"/>
    </style:style>
    <style:style style:name="gr7" style:family="graphic" style:parent-style-name="objectwithoutfill">
      <style:graphic-properties svg:stroke-width="0.102cm" svg:stroke-color="#000000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909cm" fo:min-width="1.5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2.54cm" svg:height="2.032cm" svg:x="17.264cm" svg:y="10.65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cm" svg:height="1.673cm" svg:x="2.151cm" svg:y="10.822cm">
            <draw:text-box>
              <text:p>Negative</text:p>
              <text:p>direction</text:p>
            </draw:text-box>
          </draw:frame>
          <draw:frame draw:style-name="gr3" draw:text-style-name="P2" draw:layer="layout" svg:width="3cm" svg:height="1.673cm" svg:x="22.217cm" svg:y="10.822cm">
            <draw:text-box>
              <text:p>Positive</text:p>
              <text:p>direction</text:p>
            </draw:text-box>
          </draw:frame>
          <draw:g>
            <draw:custom-shape draw:style-name="gr4" draw:text-style-name="P3" draw:layer="layout" svg:width="0.254cm" svg:height="0.254cm" svg:x="12.792cm" svg:y="7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3.237cm" svg:y="7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3.681cm" svg:y="7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4.126cm" svg:y="7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2.792cm" svg:y="7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3.681cm" svg:y="7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4.126cm" svg:y="7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3" draw:layer="layout" svg:width="2.54cm" svg:height="2.54cm" svg:x="7.358cm" svg:y="5.388cm">
              <text:p text:style-name="P3">i =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9.898cm" svg:y="5.388cm">
              <text:p text:style-name="P3">i =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7.358cm" svg:y="5.388cm">
              <text:p text:style-name="P3">i = 1</text:p>
              <text:p text:style-name="P3">j =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9.898cm" svg:y="5.388cm">
              <text:p text:style-name="P3">i = 2</text:p>
              <text:p text:style-name="P3">j =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7.358cm" svg:y="7.928cm">
              <text:p text:style-name="P3">i = 1</text:p>
              <text:p text:style-name="P3">j = N-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9.898cm" svg:y="7.928cm">
              <text:p text:style-name="P3">i = 2</text:p>
              <text:p text:style-name="P3">j = N-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3" draw:layer="layout" svg:width="2.54cm" svg:height="2.54cm" svg:x="14.724cm" svg:y="5.388cm">
              <text:p text:style-name="P3">I = N-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7.264cm" svg:y="5.388cm">
              <text:p text:style-name="P3">I =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4.724cm" svg:y="5.388cm">
              <text:p text:style-name="P3">i = N-1</text:p>
              <text:p text:style-name="P3">j =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7.264cm" svg:y="5.388cm">
              <text:p text:style-name="P3">i = N</text:p>
              <text:p text:style-name="P3">j =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4.724cm" svg:y="7.928cm">
              <text:p text:style-name="P3">i = N-1</text:p>
              <text:p text:style-name="P3">j = N-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7.264cm" svg:y="7.928cm">
              <text:p text:style-name="P3">i = M</text:p>
              <text:p text:style-name="P3"><text:s/>j = N-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3" draw:layer="layout" svg:width="2.54cm" svg:height="2.54cm" svg:x="7.358cm" svg:y="12.754cm">
              <text:p text:style-name="P3">i =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9.898cm" svg:y="12.754cm">
              <text:p text:style-name="P3">i =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7.358cm" svg:y="12.754cm">
              <text:p text:style-name="P3">i = 1</text:p>
              <text:p text:style-name="P3">j =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9.898cm" svg:y="12.754cm">
              <text:p text:style-name="P3">i = 2</text:p>
              <text:p text:style-name="P3">j =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7.358cm" svg:y="15.294cm">
              <text:p text:style-name="P3">i = 1</text:p>
              <text:p text:style-name="P3">j =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9.898cm" svg:y="15.294cm">
              <text:p text:style-name="P3">i = 2</text:p>
              <text:p text:style-name="P3">j = 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3" draw:layer="layout" svg:width="2.54cm" svg:height="2.54cm" svg:x="14.724cm" svg:y="12.754cm">
              <text:p text:style-name="P3">I = N-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7.264cm" svg:y="12.754cm">
              <text:p text:style-name="P3">I = 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4.724cm" svg:y="12.754cm">
              <text:p text:style-name="P3">i = N-1</text:p>
              <text:p text:style-name="P3">j =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7.264cm" svg:y="12.754cm">
              <text:p text:style-name="P3">i = N</text:p>
              <text:p text:style-name="P3">j =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4.724cm" svg:y="15.294cm">
              <text:p text:style-name="P3">i = N-1</text:p>
              <text:p text:style-name="P3">j =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54cm" svg:height="2.54cm" svg:x="17.264cm" svg:y="15.294cm">
              <text:p text:style-name="P3">i =N</text:p>
              <text:p text:style-name="P3">j = 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3" draw:layer="layout" svg:width="0.254cm" svg:height="0.254cm" svg:x="12.792cm" svg:y="15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3.237cm" svg:y="15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3.681cm" svg:y="15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4.126cm" svg:y="15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2.792cm" svg:y="15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3.681cm" svg:y="15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svg:x="14.126cm" svg:y="15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3" draw:layer="layout" svg:width="0.254cm" svg:height="0.254cm" draw:transform="rotate (-0.785398163397448) translate (13.139cm 10.9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0.785398163397448) translate (13.454cm 11.2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0.785398163397448) translate (13.768cm 11.5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0.785398163397448) translate (14.083cm 11.9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0.785398163397448) translate (13.139cm 10.9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0.785398163397448) translate (13.768cm 11.5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0.785398163397448) translate (14.083cm 11.9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" xml:id="id1" draw:id="id1" draw:layer="layout" svg:width="2.54cm" svg:height="1.962cm" svg:x="7.358cm" svg:y="10.59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3" draw:layer="layout" svg:width="0.254cm" svg:height="0.254cm" draw:transform="rotate (-1.5707963267949) translate (10.031cm 10.83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0.032cm 11.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0.032cm 11.7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0.032cm 12.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0.031cm 10.83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0.032cm 11.7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0.032cm 12.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3" draw:layer="layout" svg:width="0.254cm" svg:height="0.254cm" draw:transform="rotate (-1.5707963267949) translate (17.397cm 10.83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7.398cm 11.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7.398cm 11.7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7.398cm 12.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7.397cm 10.83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7.398cm 11.7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254cm" svg:height="0.254cm" draw:transform="rotate (-1.5707963267949) translate (17.398cm 12.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7" draw:text-style-name="P4" draw:layer="layout" draw:type="curve" draw:line-skew="-2.676cm -6.51cm 2.676cm" svg:x1="7.358cm" svg:y1="11.576cm" svg:x2="19.804cm" svg:y2="11.668cm" draw:start-shape="id1" draw:start-glue-point="3" draw:end-shape="id2" draw:end-glue-point="1" svg:d="M7358 11576c-4765 0-3177-7992 6223-7992s10988 8084 6223 8084" svg:viewBox="0 0 17663 8085">
            <text:p/>
          </draw:connector>
          <draw:custom-shape draw:style-name="gr8" draw:text-style-name="P1" xml:id="id3" draw:id="id3" draw:layer="layout" svg:width="2.032cm" svg:height="2.159cm" svg:x="12.557cm" svg:y="5.38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4" draw:id="id4" draw:layer="layout" svg:width="2.032cm" svg:height="2.159cm" svg:x="12.557cm" svg:y="15.675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draw:type="curve" draw:line-skew="-1.728cm 13.963cm 1.845cm" svg:x1="13.573cm" svg:y1="5.388cm" svg:x2="13.573cm" svg:y2="17.834cm" draw:start-shape="id3" draw:start-glue-point="0" draw:end-shape="id4" draw:end-glue-point="2" svg:d="M13573 5388c0-3345 12446-2230 12446 6280 0 8511-12446 9683-12446 6166" svg:viewBox="0 0 12447 16054">
            <text:p/>
          </draw:connector>
          <draw:frame draw:style-name="gr2" draw:text-style-name="P2" draw:layer="layout" svg:width="3cm" svg:height="1.673cm" svg:x="11.414cm" svg:y="18.78cm">
            <draw:text-box>
              <text:p>Negative</text:p>
              <text:p>direction</text:p>
            </draw:text-box>
          </draw:frame>
          <draw:frame draw:style-name="gr9" draw:text-style-name="P2" draw:layer="layout" svg:width="3cm" svg:height="2.384cm" svg:x="12.303cm" svg:y="1.762cm">
            <draw:text-box>
              <text:p>Positive</text:p>
              <text:p>directio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hud Strobach</meta:initial-creator>
    <meta:creation-date>2020-04-27T23:51:08.317394727</meta:creation-date>
    <dc:date>2020-05-04T16:00:17.587322684</dc:date>
    <dc:creator>Ehud Strobach</dc:creator>
    <meta:editing-duration>P6DT14H38M55S</meta:editing-duration>
    <meta:editing-cycles>4</meta:editing-cycles>
    <meta:generator>LibreOffice/5.4.3.2$MacOSX_X86_64 LibreOffice_project/92a7159f7e4af62137622921e809f8546db437e5</meta:generator>
    <meta:document-statistic meta:object-count="79"/>
  </office:meta>
</office:document-meta>
</file>